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and" table:style-name="ta1">
        <table:shapes>
          <draw:frame draw:z-index="0" draw:style-name="gr1" draw:text-style-name="P1" svg:width="15.999cm" svg:height="8.999cm" svg:x="9.132cm" svg:y="3.031cm">
            <draw:object draw:notify-on-update-of-ranges="nand.B1:nand.B1 nand.A1:nand.A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.1479" calcext:value-type="float">
            <text:p>1.1479</text:p>
          </table:table-cell>
          <table:table-cell office:value-type="string" calcext:value-type="string">
            <text:p>nand</text:p>
          </table:table-cell>
        </table:table-row>
        <table:table-row table:style-name="ro1">
          <table:table-cell office:value-type="float" office:value="1.0134" calcext:value-type="float">
            <text:p>1.0134</text:p>
          </table:table-cell>
          <table:table-cell/>
        </table:table-row>
        <table:table-row table:style-name="ro1"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float" office:value="0.8438" calcext:value-type="float">
            <text:p>0.8438</text:p>
          </table:table-cell>
          <table:table-cell/>
        </table:table-row>
        <table:table-row table:style-name="ro1">
          <table:table-cell office:value-type="float" office:value="0.7784" calcext:value-type="float">
            <text:p>0.7784</text:p>
          </table:table-cell>
          <table:table-cell/>
        </table:table-row>
        <table:table-row table:style-name="ro1">
          <table:table-cell office:value-type="float" office:value="0.7214" calcext:value-type="float">
            <text:p>0.7214</text:p>
          </table:table-cell>
          <table:table-cell/>
        </table:table-row>
        <table:table-row table:style-name="ro1">
          <table:table-cell office:value-type="float" office:value="0.6715" calcext:value-type="float">
            <text:p>0.6715</text:p>
          </table:table-cell>
          <table:table-cell/>
        </table:table-row>
        <table:table-row table:style-name="ro1">
          <table:table-cell office:value-type="float" office:value="0.6279" calcext:value-type="float">
            <text:p>0.6279</text:p>
          </table:table-cell>
          <table:table-cell/>
        </table:table-row>
        <table:table-row table:style-name="ro1">
          <table:table-cell office:value-type="float" office:value="0.5897" calcext:value-type="float">
            <text:p>0.5897</text:p>
          </table:table-cell>
          <table:table-cell/>
        </table:table-row>
        <table:table-row table:style-name="ro1">
          <table:table-cell office:value-type="float" office:value="0.5562" calcext:value-type="float">
            <text:p>0.5562</text:p>
          </table:table-cell>
          <table:table-cell/>
        </table:table-row>
        <table:table-row table:style-name="ro1">
          <table:table-cell office:value-type="float" office:value="0.5268" calcext:value-type="float">
            <text:p>0.5268</text:p>
          </table:table-cell>
          <table:table-cell/>
        </table:table-row>
        <table:table-row table:style-name="ro1">
          <table:table-cell office:value-type="float" office:value="0.5011" calcext:value-type="float">
            <text:p>0.5011</text:p>
          </table:table-cell>
          <table:table-cell/>
        </table:table-row>
        <table:table-row table:style-name="ro1">
          <table:table-cell office:value-type="float" office:value="0.4785" calcext:value-type="float">
            <text:p>0.4785</text:p>
          </table:table-cell>
          <table:table-cell/>
        </table:table-row>
      </table:table>
      <table:table table:name="nor" table:style-name="ta1">
        <table:shapes>
          <draw:frame draw:z-index="0" draw:style-name="gr1" draw:text-style-name="P1" svg:width="15.999cm" svg:height="8.999cm" svg:x="9.132cm" svg:y="2.054cm">
            <draw:object draw:notify-on-update-of-ranges="nor.A1:nor.A1 nor.A2:nor.A20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0.9643" calcext:value-type="float">
            <text:p>0.9643</text:p>
          </table:table-cell>
        </table:table-row>
        <table:table-row table:style-name="ro1">
          <table:table-cell office:value-type="float" office:value="0.6699" calcext:value-type="float">
            <text:p>0.6699</text:p>
          </table:table-cell>
        </table:table-row>
        <table:table-row table:style-name="ro1">
          <table:table-cell office:value-type="float" office:value="0.5649" calcext:value-type="float">
            <text:p>0.5649</text:p>
          </table:table-cell>
        </table:table-row>
        <table:table-row table:style-name="ro1">
          <table:table-cell office:value-type="float" office:value="0.5133" calcext:value-type="float">
            <text:p>0.5133</text:p>
          </table:table-cell>
        </table:table-row>
        <table:table-row table:style-name="ro1">
          <table:table-cell office:value-type="float" office:value="0.4797" calcext:value-type="float">
            <text:p>0.4797</text:p>
          </table:table-cell>
        </table:table-row>
        <table:table-row table:style-name="ro1">
          <table:table-cell office:value-type="float" office:value="0.4541" calcext:value-type="float">
            <text:p>0.4541</text:p>
          </table:table-cell>
        </table:table-row>
        <table:table-row table:style-name="ro1">
          <table:table-cell office:value-type="float" office:value="0.4331" calcext:value-type="float">
            <text:p>0.4331</text:p>
          </table:table-cell>
        </table:table-row>
        <table:table-row table:style-name="ro1">
          <table:table-cell office:value-type="float" office:value="0.4154" calcext:value-type="float">
            <text:p>0.4154</text:p>
          </table:table-cell>
        </table:table-row>
        <table:table-row table:style-name="ro1">
          <table:table-cell office:value-type="float" office:value="0.4003" calcext:value-type="float">
            <text:p>0.4003</text:p>
          </table:table-cell>
        </table:table-row>
        <table:table-row table:style-name="ro1">
          <table:table-cell office:value-type="float" office:value="0.3873" calcext:value-type="float">
            <text:p>0.3873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</table:table-row>
        <table:table-row table:style-name="ro1"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0.3579" calcext:value-type="float">
            <text:p>0.3579</text:p>
          </table:table-cell>
        </table:table-row>
        <table:table-row table:style-name="ro1">
          <table:table-cell office:value-type="float" office:value="0.3506" calcext:value-type="float">
            <text:p>0.3506</text:p>
          </table:table-cell>
        </table:table-row>
        <table:table-row table:style-name="ro1">
          <table:table-cell office:value-type="float" office:value="0.3443" calcext:value-type="float">
            <text:p>0.3443</text:p>
          </table:table-cell>
        </table:table-row>
        <table:table-row table:style-name="ro1"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0.3302" calcext:value-type="float">
            <text:p>0.3302</text:p>
          </table:table-cell>
        </table:table-row>
        <table:table-row table:style-name="ro1">
          <table:table-cell office:value-type="float" office:value="0.3268" calcext:value-type="float">
            <text:p>0.3268</text:p>
          </table:table-cell>
        </table:table-row>
        <table:table-row table:style-name="ro1">
          <table:table-cell office:value-type="float" office:value="0.3238" calcext:value-type="float">
            <text:p>0.3238</text:p>
          </table:table-cell>
        </table:table-row>
        <table:table-row table:style-name="ro1">
          <table:table-cell office:value-type="float" office:value="0.3213" calcext:value-type="float">
            <text:p>0.3213</text:p>
          </table:table-cell>
        </table:table-row>
        <table:table-row table:style-name="ro1">
          <table:table-cell office:value-type="float" office:value="0.3191" calcext:value-type="float">
            <text:p>0.3191</text:p>
          </table:table-cell>
        </table:table-row>
        <table:table-row table:style-name="ro1">
          <table:table-cell office:value-type="float" office:value="0.3172" calcext:value-type="float">
            <text:p>0.3172</text:p>
          </table:table-cell>
        </table:table-row>
        <table:table-row table:style-name="ro1">
          <table:table-cell office:value-type="float" office:value="0.3156" calcext:value-type="float">
            <text:p>0.3156</text:p>
          </table:table-cell>
        </table:table-row>
        <table:table-row table:style-name="ro1">
          <table:table-cell office:value-type="float" office:value="0.3143" calcext:value-type="float">
            <text:p>0.3143</text:p>
          </table:table-cell>
        </table:table-row>
        <table:table-row table:style-name="ro1">
          <table:table-cell office:value-type="float" office:value="0.3131" calcext:value-type="float">
            <text:p>0.3131</text:p>
          </table:table-cell>
        </table:table-row>
        <table:table-row table:style-name="ro1">
          <table:table-cell office:value-type="float" office:value="0.3121" calcext:value-type="float">
            <text:p>0.3121</text:p>
          </table:table-cell>
        </table:table-row>
        <table:table-row table:style-name="ro1">
          <table:table-cell office:value-type="float" office:value="0.3113" calcext:value-type="float">
            <text:p>0.3113</text:p>
          </table:table-cell>
        </table:table-row>
        <table:table-row table:style-name="ro1">
          <table:table-cell office:value-type="float" office:value="0.3106" calcext:value-type="float">
            <text:p>0.3106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0.3096" calcext:value-type="float">
            <text:p>0.3096</text:p>
          </table:table-cell>
        </table:table-row>
        <table:table-row table:style-name="ro1">
          <table:table-cell office:value-type="float" office:value="0.3092" calcext:value-type="float">
            <text:p>0.3092</text:p>
          </table:table-cell>
        </table:table-row>
        <table:table-row table:style-name="ro1"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3" calcext:value-type="float">
            <text:p>0.3083</text:p>
          </table:table-cell>
        </table:table-row>
        <table:table-row table:style-name="ro1">
          <table:table-cell office:value-type="float" office:value="0.3082" calcext:value-type="float">
            <text:p>0.3082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float" office:value="0.3079" calcext:value-type="float">
            <text:p>0.3079</text:p>
          </table:table-cell>
        </table:table-row>
        <table:table-row table:style-name="ro1">
          <table:table-cell office:value-type="float" office:value="0.3078" calcext:value-type="float">
            <text:p>0.3078</text:p>
          </table:table-cell>
        </table:table-row>
        <table:table-row table:style-name="ro1">
          <table:table-cell office:value-type="float" office:value="0.3078" calcext:value-type="float">
            <text:p>0.3078</text:p>
          </table:table-cell>
        </table:table-row>
        <table:table-row table:style-name="ro1"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0.3078" calcext:value-type="float">
            <text:p>0.3078</text:p>
          </table:table-cell>
        </table:table-row>
        <table:table-row table:style-name="ro1">
          <table:table-cell office:value-type="float" office:value="0.3078" calcext:value-type="float">
            <text:p>0.3078</text:p>
          </table:table-cell>
        </table:table-row>
        <table:table-row table:style-name="ro1">
          <table:table-cell office:value-type="float" office:value="0.3078" calcext:value-type="float">
            <text:p>0.3078</text:p>
          </table:table-cell>
        </table:table-row>
        <table:table-row table:style-name="ro1">
          <table:table-cell office:value-type="float" office:value="0.3079" calcext:value-type="float">
            <text:p>0.3079</text:p>
          </table:table-cell>
        </table:table-row>
        <table:table-row table:style-name="ro1">
          <table:table-cell office:value-type="float" office:value="0.3079" calcext:value-type="float">
            <text:p>0.3079</text:p>
          </table:table-cell>
        </table:table-row>
        <table:table-row table:style-name="ro1">
          <table:table-cell office:value-type="float" office:value="0.3079" calcext:value-type="float">
            <text:p>0.3079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float" office:value="0.3081" calcext:value-type="float">
            <text:p>0.3081</text:p>
          </table:table-cell>
        </table:table-row>
        <table:table-row table:style-name="ro1">
          <table:table-cell office:value-type="float" office:value="0.3081" calcext:value-type="float">
            <text:p>0.3081</text:p>
          </table:table-cell>
        </table:table-row>
        <table:table-row table:style-name="ro1">
          <table:table-cell office:value-type="float" office:value="0.3081" calcext:value-type="float">
            <text:p>0.3081</text:p>
          </table:table-cell>
        </table:table-row>
        <table:table-row table:style-name="ro1">
          <table:table-cell office:value-type="float" office:value="0.3081" calcext:value-type="float">
            <text:p>0.3081</text:p>
          </table:table-cell>
        </table:table-row>
        <table:table-row table:style-name="ro1">
          <table:table-cell office:value-type="float" office:value="0.3082" calcext:value-type="float">
            <text:p>0.3082</text:p>
          </table:table-cell>
        </table:table-row>
        <table:table-row table:style-name="ro1">
          <table:table-cell office:value-type="float" office:value="0.3082" calcext:value-type="float">
            <text:p>0.3082</text:p>
          </table:table-cell>
        </table:table-row>
        <table:table-row table:style-name="ro1">
          <table:table-cell office:value-type="float" office:value="0.3082" calcext:value-type="float">
            <text:p>0.3082</text:p>
          </table:table-cell>
        </table:table-row>
        <table:table-row table:style-name="ro1">
          <table:table-cell office:value-type="float" office:value="0.3082" calcext:value-type="float">
            <text:p>0.3082</text:p>
          </table:table-cell>
        </table:table-row>
        <table:table-row table:style-name="ro1">
          <table:table-cell office:value-type="float" office:value="0.3083" calcext:value-type="float">
            <text:p>0.3083</text:p>
          </table:table-cell>
        </table:table-row>
        <table:table-row table:style-name="ro1">
          <table:table-cell office:value-type="float" office:value="0.3083" calcext:value-type="float">
            <text:p>0.3083</text:p>
          </table:table-cell>
        </table:table-row>
        <table:table-row table:style-name="ro1">
          <table:table-cell office:value-type="float" office:value="0.3083" calcext:value-type="float">
            <text:p>0.3083</text:p>
          </table:table-cell>
        </table:table-row>
        <table:table-row table:style-name="ro1">
          <table:table-cell office:value-type="float" office:value="0.3083" calcext:value-type="float">
            <text:p>0.3083</text:p>
          </table:table-cell>
        </table:table-row>
        <table:table-row table:style-name="ro1">
          <table:table-cell office:value-type="float" office:value="0.3084" calcext:value-type="float">
            <text:p>0.3084</text:p>
          </table:table-cell>
        </table:table-row>
        <table:table-row table:style-name="ro1">
          <table:table-cell office:value-type="float" office:value="0.3084" calcext:value-type="float">
            <text:p>0.3084</text:p>
          </table:table-cell>
        </table:table-row>
        <table:table-row table:style-name="ro1">
          <table:table-cell office:value-type="float" office:value="0.3084" calcext:value-type="float">
            <text:p>0.3084</text:p>
          </table:table-cell>
        </table:table-row>
        <table:table-row table:style-name="ro1">
          <table:table-cell office:value-type="float" office:value="0.3084" calcext:value-type="float">
            <text:p>0.3084</text:p>
          </table:table-cell>
        </table:table-row>
        <table:table-row table:style-name="ro1">
          <table:table-cell office:value-type="float" office:value="0.3084" calcext:value-type="float">
            <text:p>0.3084</text:p>
          </table:table-cell>
        </table:table-row>
        <table:table-row table:style-name="ro1">
          <table:table-cell office:value-type="float" office:value="0.3084" calcext:value-type="float">
            <text:p>0.3084</text:p>
          </table:table-cell>
        </table:table-row>
        <table:table-row table:style-name="ro1">
          <table:table-cell office:value-type="float" office:value="0.3084" calcext:value-type="float">
            <text:p>0.3084</text:p>
          </table:table-cell>
        </table:table-row>
        <table:table-row table:style-name="ro1">
          <table:table-cell office:value-type="float" office:value="0.3085" calcext:value-type="float">
            <text:p>0.3085</text:p>
          </table:table-cell>
        </table:table-row>
        <table:table-row table:style-name="ro1">
          <table:table-cell office:value-type="float" office:value="0.3085" calcext:value-type="float">
            <text:p>0.3085</text:p>
          </table:table-cell>
        </table:table-row>
        <table:table-row table:style-name="ro1">
          <table:table-cell office:value-type="float" office:value="0.3085" calcext:value-type="float">
            <text:p>0.3085</text:p>
          </table:table-cell>
        </table:table-row>
        <table:table-row table:style-name="ro1">
          <table:table-cell office:value-type="float" office:value="0.3085" calcext:value-type="float">
            <text:p>0.3085</text:p>
          </table:table-cell>
        </table:table-row>
        <table:table-row table:style-name="ro1">
          <table:table-cell office:value-type="float" office:value="0.3085" calcext:value-type="float">
            <text:p>0.3085</text:p>
          </table:table-cell>
        </table:table-row>
        <table:table-row table:style-name="ro1">
          <table:table-cell office:value-type="float" office:value="0.3085" calcext:value-type="float">
            <text:p>0.3085</text:p>
          </table:table-cell>
        </table:table-row>
        <table:table-row table:style-name="ro1">
          <table:table-cell office:value-type="float" office:value="0.3085" calcext:value-type="float">
            <text:p>0.3085</text:p>
          </table:table-cell>
        </table:table-row>
        <table:table-row table:style-name="ro1">
          <table:table-cell office:value-type="float" office:value="0.3085" calcext:value-type="float">
            <text:p>0.3085</text:p>
          </table:table-cell>
        </table:table-row>
        <table:table-row table:style-name="ro1">
          <table:table-cell office:value-type="float" office:value="0.3085" calcext:value-type="float">
            <text:p>0.3085</text:p>
          </table:table-cell>
        </table:table-row>
        <table:table-row table:style-name="ro1">
          <table:table-cell office:value-type="float" office:value="0.3085" calcext:value-type="float">
            <text:p>0.3085</text:p>
          </table:table-cell>
        </table:table-row>
        <table:table-row table:style-name="ro1">
          <table:table-cell office:value-type="float" office:value="0.3085" calcext:value-type="float">
            <text:p>0.3085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0.3086" calcext:value-type="float">
            <text:p>0.3086</text:p>
          </table:table-cell>
        </table:table-row>
      </table:table>
      <table:table table:name="problema_real1" table:style-name="ta1">
        <table:shapes>
          <draw:frame draw:z-index="0" draw:style-name="gr1" draw:text-style-name="P1" svg:width="15.999cm" svg:height="8.999cm" svg:x="13.647cm" svg:y="0.588cm">
            <draw:object draw:notify-on-update-of-ranges="problema_real1.A1:problema_real1.A1 problema_real1.A2:problema_real1.A20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problema_real1</text:p>
          </table:table-cell>
        </table:table-row>
        <table:table-row table:style-name="ro1">
          <table:table-cell office:value-type="float" office:value="0.3132" calcext:value-type="float">
            <text:p>0.3132</text:p>
          </table:table-cell>
        </table:table-row>
        <table:table-row table:style-name="ro1">
          <table:table-cell office:value-type="float" office:value="0.206" calcext:value-type="float">
            <text:p>0.206</text:p>
          </table:table-cell>
        </table:table-row>
        <table:table-row table:style-name="ro1">
          <table:table-cell office:value-type="float" office:value="0.2011" calcext:value-type="float">
            <text:p>0.2011</text:p>
          </table:table-cell>
        </table:table-row>
        <table:table-row table:style-name="ro1">
          <table:table-cell office:value-type="float" office:value="0.1998" calcext:value-type="float">
            <text:p>0.1998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4" calcext:value-type="float">
            <text:p>0.1994</text:p>
          </table:table-cell>
        </table:table-row>
        <table:table-row table:style-name="ro1">
          <table:table-cell office:value-type="float" office:value="0.1994" calcext:value-type="float">
            <text:p>0.1994</text:p>
          </table:table-cell>
        </table:table-row>
        <table:table-row table:style-name="ro1">
          <table:table-cell office:value-type="float" office:value="0.1994" calcext:value-type="float">
            <text:p>0.1994</text:p>
          </table:table-cell>
        </table:table-row>
        <table:table-row table:style-name="ro1">
          <table:table-cell office:value-type="float" office:value="0.1994" calcext:value-type="float">
            <text:p>0.1994</text:p>
          </table:table-cell>
        </table:table-row>
        <table:table-row table:style-name="ro1">
          <table:table-cell office:value-type="float" office:value="0.1994" calcext:value-type="float">
            <text:p>0.1994</text:p>
          </table:table-cell>
        </table:table-row>
        <table:table-row table:style-name="ro1">
          <table:table-cell office:value-type="float" office:value="0.1994" calcext:value-type="float">
            <text:p>0.1994</text:p>
          </table:table-cell>
        </table:table-row>
        <table:table-row table:style-name="ro1">
          <table:table-cell office:value-type="float" office:value="0.1994" calcext:value-type="float">
            <text:p>0.1994</text:p>
          </table:table-cell>
        </table:table-row>
        <table:table-row table:style-name="ro1">
          <table:table-cell office:value-type="float" office:value="0.1994" calcext:value-type="float">
            <text:p>0.1994</text:p>
          </table:table-cell>
        </table:table-row>
        <table:table-row table:style-name="ro1">
          <table:table-cell office:value-type="float" office:value="0.1994" calcext:value-type="float">
            <text:p>0.1994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1T15:21:59.438145033</meta:creation-date>
    <meta:generator>LibreOffice/4.2.0.4$Linux_X86_64 LibreOffice_project/05dceb5d363845f2cf968344d7adab8dcfb2ba71</meta:generator>
    <dc:date>2014-02-21T15:32:25.054596142</dc:date>
    <meta:editing-duration>PT4M49S</meta:editing-duration>
    <meta:editing-cycles>2</meta:editing-cycles>
    <meta:document-statistic meta:table-count="3" meta:cell-count="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78cm" svg:y="0.316cm" chart:style-name="ch2">
          <text:p>Tasa de Error Cuadrático Medio en Adaline</text:p>
        </chart:title>
        <chart:legend chart:legend-position="end" svg:x="13.809cm" svg:y="4.17cm" style:legend-expansion="high" chart:style-name="ch3"/>
        <chart:plot-area chart:style-name="ch4" table:cell-range-address="nand.B1:nand.B1 nand.A1:nand.A13" chart:data-source-has-labels="row" svg:x="1.35cm" svg:y="1.661cm" svg:width="11.819cm" svg:height="6.159cm">
          <chartooo:coordinate-region svg:x="2.13cm" svg:y="1.892cm" svg:width="10.826cm" svg:height="5.219cm"/>
          <chart:axis chart:dimension="x" chart:name="primary-x" chart:style-name="ch5">
            <chart:title svg:x="6.655cm" svg:y="8.001cm" chart:style-name="ch6">
              <text:p>Épocas</text:p>
            </chart:title>
          </chart:axis>
          <chart:axis chart:dimension="y" chart:name="primary-y" chart:style-name="ch5">
            <chart:title svg:x="0.451cm" svg:y="5.168cm" chart:style-name="ch7">
              <text:p>RSM</text:p>
            </chart:title>
            <chart:grid chart:style-name="ch8" chart:class="major"/>
          </chart:axis>
          <chart:series chart:style-name="ch9" chart:values-cell-range-address="nand.A1:nand.A13" chart:label-cell-address="nand.B1:nand.B1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nd</text:p>
                <draw:g>
                  <svg:desc>nand.B1:nand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479">
                <text:p>1.1479</text:p>
                <draw:g>
                  <svg:desc>nand.A1:nand.A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34">
                <text:p>1.0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38">
                <text:p>0.8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84">
                <text:p>0.77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14">
                <text:p>0.7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15">
                <text:p>0.6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79">
                <text:p>0.62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97">
                <text:p>0.5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62">
                <text:p>0.55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268">
                <text:p>0.52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11">
                <text:p>0.50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785">
                <text:p>0.4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_64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78cm" svg:y="0.316cm" chart:style-name="ch2">
          <text:p>Tasa de Error Cuadrático Medio en Adaline</text:p>
        </chart:title>
        <chart:legend chart:legend-position="end" svg:x="14.127cm" svg:y="4.17cm" style:legend-expansion="high" chart:style-name="ch3"/>
        <chart:plot-area chart:style-name="ch4" table:cell-range-address="nor.A1:nor.A2001" chart:data-source-has-labels="row" svg:x="1.35cm" svg:y="1.661cm" svg:width="12.137cm" svg:height="6.159cm">
          <chartooo:coordinate-region svg:x="2.13cm" svg:y="1.892cm" svg:width="11.357cm" svg:height="4.754cm"/>
          <chart:axis chart:dimension="x" chart:name="primary-x" chart:style-name="ch5">
            <chart:title svg:x="6.814cm" svg:y="8.001cm" chart:style-name="ch6">
              <text:p>Épocas</text:p>
            </chart:title>
          </chart:axis>
          <chart:axis chart:dimension="y" chart:name="primary-y" chart:style-name="ch5">
            <chart:title svg:x="0.451cm" svg:y="5.168cm" chart:style-name="ch7">
              <text:p>RSM</text:p>
            </chart:title>
            <chart:grid chart:style-name="ch8" chart:class="major"/>
          </chart:axis>
          <chart:series chart:style-name="ch9" chart:values-cell-range-address="nor.A2:nor.A2001" chart:label-cell-address="nor.A1:nor.A1" chart:class="chart:line">
            <chart:data-point chart:repeated="2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</text:p>
                <draw:g>
                  <svg:desc>nor.A1:nor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643">
                <text:p>0.9643</text:p>
                <draw:g>
                  <svg:desc>nor.A2:nor.A2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99">
                <text:p>0.66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49">
                <text:p>0.56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33">
                <text:p>0.5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97">
                <text:p>0.47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41">
                <text:p>0.4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331">
                <text:p>0.43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54">
                <text:p>0.4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03">
                <text:p>0.40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73">
                <text:p>0.38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3">
                <text:p>0.36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79">
                <text:p>0.35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06">
                <text:p>0.35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43">
                <text:p>0.34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389">
                <text:p>0.33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43">
                <text:p>0.33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02">
                <text:p>0.33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268">
                <text:p>0.3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38">
                <text:p>0.32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213">
                <text:p>0.32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91">
                <text:p>0.31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172">
                <text:p>0.31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56">
                <text:p>0.31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143">
                <text:p>0.3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31">
                <text:p>0.31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121">
                <text:p>0.31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13">
                <text:p>0.31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06">
                <text:p>0.31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96">
                <text:p>0.30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92">
                <text:p>0.30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088">
                <text:p>0.30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083">
                <text:p>0.30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082">
                <text:p>0.30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79">
                <text:p>0.30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078">
                <text:p>0.30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078">
                <text:p>0.30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077">
                <text:p>0.30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077">
                <text:p>0.30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077">
                <text:p>0.30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077">
                <text:p>0.30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077">
                <text:p>0.30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77">
                <text:p>0.30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077">
                <text:p>0.30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077">
                <text:p>0.30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078">
                <text:p>0.30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078">
                <text:p>0.30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078">
                <text:p>0.30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079">
                <text:p>0.30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079">
                <text:p>0.30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079">
                <text:p>0.30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081">
                <text:p>0.30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081">
                <text:p>0.30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081">
                <text:p>0.30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081">
                <text:p>0.30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82">
                <text:p>0.30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082">
                <text:p>0.30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082">
                <text:p>0.30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082">
                <text:p>0.30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083">
                <text:p>0.30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083">
                <text:p>0.30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083">
                <text:p>0.30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083">
                <text:p>0.30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084">
                <text:p>0.30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084">
                <text:p>0.30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084">
                <text:p>0.30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084">
                <text:p>0.30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084">
                <text:p>0.30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084">
                <text:p>0.30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084">
                <text:p>0.30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085">
                <text:p>0.30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085">
                <text:p>0.30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085">
                <text:p>0.30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085">
                <text:p>0.30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085">
                <text:p>0.30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085">
                <text:p>0.30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085">
                <text:p>0.30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085">
                <text:p>0.30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085">
                <text:p>0.30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085">
                <text:p>0.30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085">
                <text:p>0.30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3086">
                <text:p>0.30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_64 LibreOffice_project/05dceb5d363845f2cf968344d7adab8dcfb2ba7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78cm" svg:y="0.316cm" chart:style-name="ch2">
          <text:p>Tasa de Error Cuadrático Medio en Adaline</text:p>
        </chart:title>
        <chart:legend chart:legend-position="end" svg:x="12.116cm" svg:y="4.17cm" style:legend-expansion="high" chart:style-name="ch3"/>
        <chart:plot-area chart:style-name="ch4" table:cell-range-address="problema_real1.A1:problema_real1.A2001" chart:data-source-has-labels="row" svg:x="1.35cm" svg:y="1.661cm" svg:width="10.126cm" svg:height="6.159cm">
          <chartooo:coordinate-region svg:x="2.342cm" svg:y="1.891cm" svg:width="9.134cm" svg:height="4.755cm"/>
          <chart:axis chart:dimension="x" chart:name="primary-x" chart:style-name="ch5">
            <chart:title svg:x="5.809cm" svg:y="8.001cm" chart:style-name="ch6">
              <text:p>Épocas</text:p>
            </chart:title>
          </chart:axis>
          <chart:axis chart:dimension="y" chart:name="primary-y" chart:style-name="ch5">
            <chart:title svg:x="0.451cm" svg:y="5.168cm" chart:style-name="ch7">
              <text:p>RSM</text:p>
            </chart:title>
            <chart:grid chart:style-name="ch8" chart:class="major"/>
          </chart:axis>
          <chart:series chart:style-name="ch9" chart:values-cell-range-address="problema_real1.A2:problema_real1.A2001" chart:label-cell-address="problema_real1.A1:problema_real1.A1" chart:class="chart:line">
            <chart:data-point chart:repeated="2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lema_real1</text:p>
                <draw:g>
                  <svg:desc>problema_real1.A1:problema_real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32">
                <text:p>0.3132</text:p>
                <draw:g>
                  <svg:desc>problema_real1.A2:problema_real1.A2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11">
                <text:p>0.2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98">
                <text:p>0.1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94">
                <text:p>0.1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94">
                <text:p>0.1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94">
                <text:p>0.1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94">
                <text:p>0.19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94">
                <text:p>0.1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94">
                <text:p>0.1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94">
                <text:p>0.19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94">
                <text:p>0.19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94">
                <text:p>0.1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1995">
                <text:p>0.19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_64 LibreOffice_project/05dceb5d363845f2cf968344d7adab8dcfb2ba7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